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700000196BFEAD1658722FF0F.png" manifest:media-type="image/png"/>
  <manifest:file-entry manifest:full-path="Pictures/2000000E0000634100004A4C8B8C0B6EC20B2683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inzel Black" svg:font-family="'Cinzel Black'" style:font-family-generic="modern" style:font-pitch="variable"/>
    <style:font-face style:name="Cinzel Black1" svg:font-family="'Cinzel Black'" style:font-adornments="Black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DejaVu Sans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miscShapeWipe" smil:subtype="top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cm"/>
    </style:style>
    <style:style style:name="pr1" style:family="presentation" style:parent-style-name="focus-title">
      <style:graphic-properties draw:auto-grow-height="true" fo:min-height="3.506cm"/>
    </style:style>
    <style:style style:name="pr2" style:family="presentation" style:parent-style-name="focus-subtitle">
      <style:graphic-properties draw:fill-color="#ffffff" draw:auto-grow-height="true" fo:min-height="1.979cm"/>
    </style:style>
    <style:style style:name="pr3" style:family="presentation" style:parent-style-name="focus-notes">
      <style:graphic-properties draw:fill-color="#ffffff" draw:auto-grow-height="true" fo:min-height="13.364cm"/>
    </style:style>
    <style:style style:name="pr4" style:family="presentation" style:parent-style-name="focus-subtitle">
      <style:graphic-properties draw:fill-color="#ffffff" draw:textarea-vertical-align="bottom" draw:auto-grow-height="true" fo:min-height="1.979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end"/>
      <style:text-properties fo:color="#ffffff" fo:font-size="32pt" style:font-size-asian="20pt" style:font-size-complex="20pt"/>
    </style:style>
    <style:style style:name="P5" style:family="paragraph">
      <loext:graphic-properties draw:fill-color="#ffffff"/>
      <style:paragraph-properties fo:text-align="end"/>
      <style:text-properties fo:color="#ffffff" fo:font-size="32pt" fo:background-color="#ffffff" style:font-size-asian="20pt" style:font-size-complex="20pt"/>
    </style:style>
    <style:style style:name="P6" style:family="paragraph">
      <style:paragraph-properties fo:text-align="end"/>
      <style:text-properties fo:color="#ffffff" fo:font-size="20pt" style:font-size-asian="20pt" style:font-size-complex="20pt"/>
    </style:style>
    <style:style style:name="P7" style:family="paragraph">
      <loext:graphic-properties draw:fill-color="#ffffff"/>
      <style:paragraph-properties fo:text-align="end"/>
      <style:text-properties fo:color="#ffffff" fo:font-size="20pt" style:font-size-asian="20pt" style:font-size-complex="20pt"/>
    </style:style>
    <style:style style:name="P8" style:family="paragraph">
      <style:paragraph-properties fo:margin-top="0.3cm" fo:margin-bottom="0cm"/>
      <style:text-properties fo:font-size="18pt"/>
    </style:style>
    <style:style style:name="P9" style:family="paragraph">
      <loext:graphic-properties draw:fill="none" draw:fill-color="#ffffff"/>
      <style:paragraph-properties fo:margin-top="0.3cm" fo:margin-bottom="0cm"/>
      <style:text-properties fo:font-size="18pt"/>
    </style:style>
    <style:style style:name="T1" style:family="text">
      <style:text-properties style:font-name="Cinzel Black1"/>
    </style:style>
    <style:style style:name="T2" style:family="text">
      <style:text-properties style:font-name="Cinzel Black"/>
    </style:style>
    <style:style style:name="T3" style:family="text">
      <style:text-properties fo:color="#ffffff" fo:font-size="20pt" style:font-size-asian="20pt" style:font-size-complex="20pt"/>
    </style:style>
    <style:style style:name="T4" style:family="text">
      <style:text-properties style:font-name="Cinzel Black1" fo:font-size="24pt" style:font-size-asian="24pt" style:font-size-complex="24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2.6cm" svg:y="0.294cm" presentation:class="title" presentation:user-transformed="true">
          <draw:text-box>
            <text:p>Projet <text:s text:c="8"/><text:span text:style-name="T1">WEEBELULE</text:span></text:p>
          </draw:text-box>
        </draw:frame>
        <draw:frame presentation:style-name="pr2" draw:text-style-name="P2" draw:layer="layout" svg:width="7.8cm" svg:height="1.979cm" svg:x="19.8cm" svg:y="18.6cm" presentation:class="subtitle" presentation:user-transformed="true">
          <draw:text-box>
            <text:p text:style-name="P1">WebForce3</text:p>
          </draw:text-box>
        </draw:frame>
        <anim:par presentation:node-type="timing-root">
          <anim:par smil:begin="id1.begin">
            <anim:transitionFilter smil:dur="3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focus" presentation:presentation-page-layout-name="AL1T0" xml:id="id2" draw:id="id2">
        <office:forms form:automatic-focus="false" form:apply-design-mode="false"/>
        <draw:frame presentation:style-name="pr1" draw:layer="layout" svg:width="25.199cm" svg:height="3.506cm" svg:x="2.6cm" svg:y="0.294cm" presentation:class="title" presentation:user-transformed="true">
          <draw:text-box>
            <text:p>Projet <text:s text:c="8"/><text:span text:style-name="T2">MEMBRES</text:span></text:p>
          </draw:text-box>
        </draw:frame>
        <draw:frame presentation:style-name="pr4" draw:text-style-name="P5" draw:layer="layout" svg:width="7.8cm" svg:height="1.979cm" svg:x="19.8cm" svg:y="18.6cm" presentation:class="subtitle" presentation:user-transformed="true">
          <draw:text-box>
            <text:p text:style-name="P4"><text:span text:style-name="T3">WebForce3</text:span></text:p>
          </draw:text-box>
        </draw:frame>
        <anim:par presentation:node-type="timing-root">
          <anim:par smil:begin="id2.begin">
            <anim:transitionFilter smil:dur="3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focus" presentation:presentation-page-layout-name="AL1T0" xml:id="id3" draw:id="id3">
        <office:forms form:automatic-focus="false" form:apply-design-mode="false"/>
        <draw:frame presentation:style-name="pr4" draw:text-style-name="P7" draw:layer="layout" svg:width="7.8cm" svg:height="1.979cm" svg:x="19.8cm" svg:y="18.6cm" presentation:class="subtitle" presentation:user-transformed="true">
          <draw:text-box>
            <text:p text:style-name="P6"><text:span text:style-name="T3">WebForce3</text:span></text:p>
          </draw:text-box>
        </draw:frame>
        <draw:frame draw:style-name="gr2" draw:text-style-name="P9" draw:layer="layout" svg:width="27.2cm" svg:height="17.2cm" svg:x="0.6cm" svg:y="2cm">
          <draw:text-box>
            <text:p text:style-name="P8"><text:span text:style-name="T4">Kassim ABDALLAH</text:span></text:p>
            <text:p text:style-name="P8"><text:span text:style-name="T5">âge :</text:span><text:span text:style-name="T6"> 24 ans,</text:span></text:p>
            <text:p text:style-name="P8"><text:span text:style-name="T5">projet professionnel :</text:span><text:span text:style-name="T6"> devenir auto-entrepreneur et proposer un « pack complet » informatique (installation, maintenance, gestion de données et élaboration et gestion de sites inetrnet).</text:span></text:p>
            <text:p text:style-name="P8"><text:span text:style-name="T4">Youssef BENSAHLA-TALLET</text:span></text:p>
            <text:p text:style-name="P8"><text:span text:style-name="T5">âge :</text:span><text:span text:style-name="T6"> 21 ans,</text:span></text:p>
            <text:p text:style-name="P8"><text:span text:style-name="T5">projet professionnel :</text:span><text:span text:style-name="T6"> un grand intérêt pour la création de sites web ; à l’issu de la formation me diriger vers un DUT Techniques de commercialisation afin d’acquérir plus de compétences pour au final me mettre à mon compte.</text:span></text:p>
            <text:p text:style-name="P8"><text:span text:style-name="T4">Thomas DAVY</text:span></text:p>
            <text:p text:style-name="P8"><text:span text:style-name="T5">âge :</text:span><text:span text:style-name="T6"> 38 ans,</text:span></text:p>
            <text:p text:style-name="P8"><text:span text:style-name="T5">projet professionnel :</text:span><text:span text:style-name="T6"> me positionner en tant que freelance, débuter par créer mon site personnel puis proposer mes services à divers acteurs professionnels ou non.</text:span></text:p>
            <text:p text:style-name="P8"><text:span text:style-name="T4">Luc RICHARD</text:span></text:p>
            <text:p text:style-name="P8"><text:span text:style-name="T5">âge :</text:span><text:span text:style-name="T6"> 52 ans,</text:span></text:p>
            <text:p text:style-name="P8"><text:span text:style-name="T5">projet professionnel :</text:span><text:span text:style-name="T6"> compléter mon cursus professionnel dans les arts graphiques orienté print par des compétences orientées web. Intégrer une société, une équipe et ainsi pouvoir proposer une offre plus large.</text:span></text:p>
          </draw:text-box>
        </draw:frame>
        <anim:par presentation:node-type="timing-root">
          <anim:par smil:begin="id3.begin">
            <anim:transitionFilter smil:dur="3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inzel Black" svg:font-family="'Cinzel Black'" style:font-family-generic="modern" style:font-pitch="variable"/>
    <style:font-face style:name="Cinzel Black1" svg:font-family="'Cinzel Black'" style:font-adornments="Black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DejaVu Sans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14700000196BFEAD1658722FF0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family-generic="swiss" style:font-pitch="variable" fo:font-size="46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focus" style:page-layout-name="PM1" draw:style-name="Mdp1"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0:11:56.056000000</meta:creation-date>
    <dc:date>2017-09-06T16:56:25.654000000</dc:date>
    <meta:editing-duration>PT3H43M55S</meta:editing-duration>
    <meta:editing-cycles>10</meta:editing-cycles>
    <meta:generator>LibreOffice/5.1.6.2$Windows_x86 LibreOffice_project/07ac168c60a517dba0f0d7bc7540f5afa45f0909</meta:generator>
    <meta:document-statistic meta:object-count="45"/>
  </office:meta>
</office:document-meta>
</file>